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25-11-1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24-10-15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24-04-0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23-11-13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23-04-12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22-10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22-04-0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21-10-13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9-10-29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9-05-07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8-10-2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8-05-17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11-0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8-24 1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8-15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2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03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2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0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19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1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26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1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0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2-1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2-09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0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1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06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18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1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2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1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2-0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1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1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19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2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7-01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0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2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13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0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0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3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27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23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2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1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1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3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1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15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2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1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14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3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10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1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0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03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24 1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7-1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7-1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1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1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1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1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1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1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1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201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34077235801</text:p>
          </table:table-cell>
          <table:table-cell office:value-type="string" calcext:value-type="string">
            <text:p>TI <text:s text:c="2"/>470</text:p>
          </table:table-cell>
          <table:table-cell office:value-type="string" calcext:value-type="string">
            <text:p>198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42" meta:object-count="0"/>
    <meta:user-defined meta:name="AppVersion">3.0</meta:user-defined>
  </office:meta>
</office:document-meta>
</file>